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1dc39d" officeooo:paragraph-rsid="001dc39d" style:font-size-asian="10pt" style:font-size-complex="10pt"/>
    </style:style>
    <style:style style:name="P2" style:family="paragraph" style:parent-style-name="Standard">
      <style:text-properties fo:color="#000000" style:font-name="Courier 10 Pitch" fo:font-size="10pt" fo:font-weight="normal" officeooo:rsid="001dc39d" officeooo:paragraph-rsid="001dc39d" fo:background-color="transparent" style:font-size-asian="10pt" style:font-size-complex="10pt"/>
    </style:style>
    <style:style style:name="P3" style:family="paragraph" style:parent-style-name="Standard">
      <style:paragraph-properties style:line-height-at-least="0.198in"/>
      <style:text-properties fo:color="#000000" style:font-name="Courier 10 Pitch" fo:font-size="10pt" fo:font-weight="normal" fo:background-color="transparent" style:font-size-asian="10pt" style:font-size-complex="10pt"/>
    </style:style>
    <style:style style:name="P4" style:family="paragraph" style:parent-style-name="Standard">
      <style:paragraph-properties style:line-height-at-least="0.198in"/>
      <style:text-properties fo:color="#000000" style:font-name="Courier 10 Pitch" fo:font-size="10pt" fo:background-color="transparent" style:font-size-asian="10pt" style:font-size-complex="10pt"/>
    </style:style>
    <style:style style:name="P5" style:family="paragraph" style:parent-style-name="Standard">
      <style:paragraph-properties style:line-height-at-least="0.198in"/>
      <style:text-properties fo:color="#000000" style:font-name="Courier 10 Pitch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1dc39d"/>
    </style:style>
    <style:style style:name="T2" style:family="text">
      <style:text-properties fo:color="#c586c0"/>
    </style:style>
    <style:style style:name="T3" style:family="text">
      <style:text-properties fo:color="#569cd6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b5cea8"/>
    </style:style>
    <style:style style:name="T7" style:family="text">
      <style:text-properties fo:color="#d7ba7d"/>
    </style:style>
    <style:style style:name="T8" style:family="text">
      <style:text-properties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**************************************************</text:p>
      <text:p text:style-name="P3">* HeeChan Kang</text:p>
      <text:p text:style-name="P3">* CSC 431 - AI Robotics</text:p>
      <text:p text:style-name="P3">* Assignment Zero - Arm Localization</text:p>
      <text:p text:style-name="P3">***************************************************/</text:p>
      <text:p text:style-name="P4"/>
      <text:p text:style-name="P3">#include &lt;stdio.h&gt;</text:p>
      <text:p text:style-name="P3">#include &lt;stdlib.h&gt;</text:p>
      <text:p text:style-name="P3">#include &lt;math.h&gt;</text:p>
      <text:p text:style-name="P4"/>
      <text:p text:style-name="P3">int checkAngle (double alpha, double beta);</text:p>
      <text:p text:style-name="P4"/>
      <text:p text:style-name="P3">void main() {</text:p>
      <text:p text:style-name="P3"><text:tab/>double alpha, beta, x, y, x_temp;</text:p>
      <text:p text:style-name="P3"><text:tab/>double base = 100.0, l1 = 80.0, l2 = 80.0, limit = 7*M_PI/8;</text:p>
      <text:p text:style-name="P3"><text:tab/>int i, j;</text:p>
      <text:p text:style-name="P3"><text:tab/>int row = 80, column = 80;</text:p>
      <text:p text:style-name="P4"/>
      <text:p text:style-name="P5"><text:tab/>/* <text:span text:style-name="T1">Loop through row and column of alpha and beta</text:span> */</text:p>
      <text:p text:style-name="P3"><text:tab/>for (i = 0; i &lt; row; i++) {</text:p>
      <text:p text:style-name="P3"><text:tab/><text:tab/>beta = limit - i*(2*limit)/row;</text:p>
      <text:p text:style-name="P3"><text:tab/><text:tab/>for (j = 0; j &lt; column; j++) {</text:p>
      <text:p text:style-name="P3"><text:tab/><text:tab/><text:tab/>alpha = -limit + j*(2*limit)/column;</text:p>
      <text:p text:style-name="P3"><text:tab/><text:tab/><text:tab/>printf("%d", checkAngle(alpha, beta));</text:p>
      <text:p text:style-name="P3"><text:tab/><text:tab/>}</text:p>
      <text:p text:style-name="P3"><text:tab/><text:tab/>printf("\n");</text:p>
      <text:p text:style-name="P3"><text:tab/>}</text:p>
      <text:p text:style-name="P3">}</text:p>
      <text:p text:style-name="P4"/>
      <text:p text:style-name="P5">/* Method that returns 0 if unreachable and 1 if reachable. */</text:p>
      <text:p text:style-name="P3">int checkAngle (double alpha, double beta) {</text:p>
      <text:p text:style-name="P3"><text:tab/>double base = 100.0, l1 = 80.0, l2 = 80.0;</text:p>
      <text:p text:style-name="P3"><text:tab/>double x, y, x_temp;</text:p>
      <text:p text:style-name="P3"><text:tab/>x = -l2*sin(alpha + beta) - l1*sin(alpha);</text:p>
      <text:p text:style-name="P3"><text:tab/>y = l2*cos(alpha + beta) + l1*cos(alpha) + base;</text:p>
      <text:p text:style-name="P4"/>
      <text:p text:style-name="P3"><text:tab/>if (y &lt; 0) { return 0; }</text:p>
      <text:p text:style-name="P3"><text:tab/><text:tab/>if (y &lt; base) {</text:p>
      <text:p text:style-name="P3"><text:tab/><text:tab/><text:tab/>x_temp = l1*cos(alpha + M_PI/2);</text:p>
      <text:p text:style-name="P3"><text:tab/><text:tab/>if (x * x_temp &lt; 0) { return 0; }</text:p>
      <text:p text:style-name="P3"><text:tab/>}</text:p>
      <text:p text:style-name="P3"><text:tab/>return 1;</text:p>
      <text:p text:style-name="P3">}</text:p>
      <text:p text:style-name="P1"/>
      <text:p text:style-name="P1"/>
      <text:p text:style-name="P1"/>
      <text:p text:style-name="P1"/>
      <text:p text:style-name="P1"/>
      <text:p text:style-name="P1"><text:soft-page-break/>11111111111111111111111111111111111111111111111111111111111111111100000000000000</text:p>
      <text:p text:style-name="P1">11111111111111111111111111111111111111111111111111111111111111111110000000000000</text:p>
      <text:p text:style-name="P1">11111111111111111111111111111111111111111111111111111111111111111110000000000000</text:p>
      <text:p text:style-name="P1">11111111111111111111111111111111111111111111111111111111111111111111000000000000</text:p>
      <text:p text:style-name="P1">11111111111111111111111111111111111111111111111111111111111111111111000000000000</text:p>
      <text:p text:style-name="P1">11111111111111111111111111111111111111111111111111111111111111111111100000000000</text:p>
      <text:p text:style-name="P1">11111111111111111111111111111111111111111111111111111111111111111111100000000000</text:p>
      <text:p text:style-name="P1">11111111111111111111111111111111111111111111111111111111111111111111110000000000</text:p>
      <text:p text:style-name="P1">11111111111111111111111111111111111111111111111111111111111111111111110000000000</text:p>
      <text:p text:style-name="P1">11111111111111111111111111111111111111111111111111111111111111111111111000000000</text:p>
      <text:p text:style-name="P1">11111111111111111111111111111111111111111111111111111111111111111111111000000000</text:p>
      <text:p text:style-name="P1">11111111111111111111111111111111111111111111111111111111111111111111111100000000</text:p>
      <text:p text:style-name="P1">11111111111111111111111111111111111111111111111111111111111111111111111100000000</text:p>
      <text:p text:style-name="P1">11111111111111111111111111111111111111111111111111111111111111111111111110000000</text:p>
      <text:p text:style-name="P1">11111111111111111111111111111111111111111111111111111111111111111111111100000000</text:p>
      <text:p text:style-name="P1">11111111111111111111111111111111111111111111111111111111111111111111100000000000</text:p>
      <text:p text:style-name="P1">11111111111111111111111111111111111111111111111111111111111111111111000000000000</text:p>
      <text:p text:style-name="P1">11111111111111111111111111111111111111111111111111111111111111111111000000000000</text:p>
      <text:p text:style-name="P1">11111111111111111111111111111111111111111111111111111111111111111110000000000000</text:p>
      <text:p text:style-name="P1">11111111111111111111111111111111111111111111111111111111111111111110000000000000</text:p>
      <text:p text:style-name="P1">11111111111111111111111111111111111111111111111111111111111111111110000000000000</text:p>
      <text:p text:style-name="P1">11111111111111111111111111111111111111111111111111111111111111111110000000000000</text:p>
      <text:p text:style-name="P1">11111111111111111111111111111111111111111111111111111111111111111110000000000000</text:p>
      <text:p text:style-name="P1">11111111111111111111111111111111111111111111111111111111111111111110000000000000</text:p>
      <text:p text:style-name="P1">11111111111111111111111111111111111111111111111111111111111111111110000000000000</text:p>
      <text:p text:style-name="P1">11111111111111111111111111111111111111111111111111111111111111111111000000000000</text:p>
      <text:p text:style-name="P1">11111111111111111111111111111111111111111111111111111111111111111111000000000000</text:p>
      <text:p text:style-name="P1">11111111111111111111111111111111111111111111111111111111111111111111000000000000</text:p>
      <text:p text:style-name="P1">01111111111111111111111111111111111111111111111111111111111111111111000000000000</text:p>
      <text:p text:style-name="P1">01111111111111111111111111111111111111111111111111111111111111111111100000000000</text:p>
      <text:p text:style-name="P1">00111111111111111111111111111111111111111111111111111111111111111111100000000000</text:p>
      <text:p text:style-name="P1">00011111111111111111111111111111111111111111111111111111111111111111100000000000</text:p>
      <text:p text:style-name="P1">00011111111111111111111111111111111111111111111111111111111111111111110000000000</text:p>
      <text:p text:style-name="P1">00001111111111111111111111111111111111111111111111111111111111111111110000000000</text:p>
      <text:p text:style-name="P1">00000111111111111111111111111111111111111111111111111111111111111111110000000000</text:p>
      <text:p text:style-name="P1">00000111111111111111111111111111111111111111111111111111111111111111111000000000</text:p>
      <text:p text:style-name="P1">00000011111111111111111111111111111111111111111111111111111111111111111000000000</text:p>
      <text:p text:style-name="P1">00000011111111111111111111111111111111111111111111111111111111111111111100000000</text:p>
      <text:p text:style-name="P1">00000001111111111111111111111111111111111111111111111111111111111111111100000000</text:p>
      <text:p text:style-name="P1">00000001111111111111111111111111111111111111111111111111111111111111111110000000</text:p>
      <text:p text:style-name="P1">00000000111111111111111111111111111111111111111111111111111111111111111110000000</text:p>
      <text:p text:style-name="P1">00000000111111111111111111111111111111111111111111111111111111111111111111000000</text:p>
      <text:p text:style-name="P1">00000000011111111111111111111111111111111111111111111111111111111111111111000000</text:p>
      <text:p text:style-name="P1">00000000011111111111111111111111111111111111111111111111111111111111111111100000</text:p>
      <text:p text:style-name="P1">00000000001111111111111111111111111111111111111111111111111111111111111111100000</text:p>
      <text:p text:style-name="P1">00000000001111111111111111111111111111111111111111111111111111111111111111110000</text:p>
      <text:p text:style-name="P1">00000000000111111111111111111111111111111111111111111111111111111111111111110000</text:p>
      <text:p text:style-name="P1">00000000000111111111111111111111111111111111111111111111111111111111111111111000</text:p>
      <text:p text:style-name="P1">00000000000111111111111111111111111111111111111111111111111111111111111111111100</text:p>
      <text:p text:style-name="P1">00000000000011111111111111111111111111111111111111111111111111111111111111111100</text:p>
      <text:p text:style-name="P1">00000000000011111111111111111111111111111111111111111111111111111111111111111110</text:p>
      <text:p text:style-name="P1">00000000000011111111111111111111111111111111111111111111111111111111111111111111</text:p>
      <text:p text:style-name="P1">00000000000001111111111111111111111111111111111111111111111111111111111111111111</text:p>
      <text:p text:style-name="P1">00000000000001111111111111111111111111111111111111111111111111111111111111111111</text:p>
      <text:p text:style-name="P1">00000000000001111111111111111111111111111111111111111111111111111111111111111111</text:p>
      <text:p text:style-name="P1">00000000000001111111111111111111111111111111111111111111111111111111111111111111</text:p>
      <text:p text:style-name="P1"><text:soft-page-break/>00000000000000111111111111111111111111111111111111111111111111111111111111111111</text:p>
      <text:p text:style-name="P1">00000000000000111111111111111111111111111111111111111111111111111111111111111111</text:p>
      <text:p text:style-name="P1">00000000000000111111111111111111111111111111111111111111111111111111111111111111</text:p>
      <text:p text:style-name="P1">00000000000000111111111111111111111111111111111111111111111111111111111111111111</text:p>
      <text:p text:style-name="P1">00000000000000111111111111111111111111111111111111111111111111111111111111111111</text:p>
      <text:p text:style-name="P1">00000000000000111111111111111111111111111111111111111111111111111111111111111111</text:p>
      <text:p text:style-name="P1">00000000000000111111111111111111111111111111111111111111111111111111111111111111</text:p>
      <text:p text:style-name="P1">00000000000001111111111111111111111111111111111111111111111111111111111111111111</text:p>
      <text:p text:style-name="P1">00000000000001111111111111111111111111111111111111111111111111111111111111111111</text:p>
      <text:p text:style-name="P1">00000000000011111111111111111111111111111111111111111111111111111111111111111111</text:p>
      <text:p text:style-name="P1">00000000011111111111111111111111111111111111111111111111111111111111111111111111</text:p>
      <text:p text:style-name="P1">00000000111111111111111111111111111111111111111111111111111111111111111111111111</text:p>
      <text:p text:style-name="P1">00000000011111111111111111111111111111111111111111111111111111111111111111111111</text:p>
      <text:p text:style-name="P1">00000000011111111111111111111111111111111111111111111111111111111111111111111111</text:p>
      <text:p text:style-name="P1">00000000001111111111111111111111111111111111111111111111111111111111111111111111</text:p>
      <text:p text:style-name="P1">00000000001111111111111111111111111111111111111111111111111111111111111111111111</text:p>
      <text:p text:style-name="P1">00000000000111111111111111111111111111111111111111111111111111111111111111111111</text:p>
      <text:p text:style-name="P1">00000000000111111111111111111111111111111111111111111111111111111111111111111111</text:p>
      <text:p text:style-name="P1">00000000000011111111111111111111111111111111111111111111111111111111111111111111</text:p>
      <text:p text:style-name="P1">00000000000011111111111111111111111111111111111111111111111111111111111111111111</text:p>
      <text:p text:style-name="P1">00000000000001111111111111111111111111111111111111111111111111111111111111111111</text:p>
      <text:p text:style-name="P1">00000000000001111111111111111111111111111111111111111111111111111111111111111111</text:p>
      <text:p text:style-name="P1">00000000000000111111111111111111111111111111111111111111111111111111111111111111</text:p>
      <text:p text:style-name="P1">000000000000001111111111111111111111111111111111111111111111111111111111111111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34:26.045837154</meta:creation-date>
    <dc:date>2018-03-26T16:44:09.676767406</dc:date>
    <meta:editing-duration>PT9M4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3" meta:paragraph-count="117" meta:word-count="268" meta:character-count="7452" meta:non-whitespace-character-count="7266"/>
  </office:meta>
</office:document-meta>
</file>